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co10" style:family="table-column">
      <style:table-column-properties fo:break-before="auto" style:column-width="0.5728in"/>
    </style:style>
    <style:style style:name="co11" style:family="table-column">
      <style:table-column-properties fo:break-before="auto" style:column-width="0.59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/>
          <table:table-cell table:style-name="ce1" office:value-type="string">
            <text:p>HOLD</text:p>
          </table:table-cell>
          <table:table-cell table:style-name="ce1" office:value-type="string">
            <text:p>RULER</text:p>
          </table:table-cell>
          <table:table-cell table:style-name="ce1" table:number-columns-repeated="1005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office:value-type="string">
            <text:p>Xander ben Shari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office:value-type="string">
            <text:p>Venclaw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office:value-type="string">
            <text:p>Reyan Vannis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office:value-type="string">
            <text:p>Xuiop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rike Ree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office:value-type="string">
            <text:p>Issac Filip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office:value-type="string">
            <text:p>Nike J'Tail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office:value-type="string">
            <text:p>Killrick Emm Glas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office:value-type="string">
            <text:p>Yassir Cassindil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office:value-type="string">
            <text:p>Raam ben Yaaro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Marley Hurraqu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arqwa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Lily-Mae Garqwa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Hakiral, the Cobalt Dagger, of Ezekimeel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01/17/2024</text:date>, <text:time>18:0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3H49M16S</meta:editing-duration>
    <meta:editing-cycles>12</meta:editing-cycles>
    <meta:generator>OpenOffice/4.1.14$Win32 OpenOffice.org_project/4114m1$Build-9811</meta:generator>
    <dc:date>2024-01-17T18:06:01.01</dc:date>
    <meta:document-statistic meta:table-count="3" meta:cell-count="810" meta:object-count="0"/>
  </office:meta>
</office:document-meta>
</file>